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MS Gothic" svg:font-family="'MS Gothic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 Italic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Sect1" style:family="section">
      <style:section-properties text:dont-balance-text-columns="false" style:editable="false">
        <style:columns fo:column-count="4" fo:column-gap="0cm">
          <style:column style:rel-width="2409*" fo:start-indent="0cm" fo:end-indent="0cm"/>
          <style:column style:rel-width="2409*" fo:start-indent="0cm" fo:end-indent="0cm"/>
          <style:column style:rel-width="2409*" fo:start-indent="0cm" fo:end-indent="0cm"/>
          <style:column style:rel-width="2410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'Ripple Up' changes on 7</text:h>
      <text:h text:style-name="Heading_20_2" text:outline-level="2">42 changes, composed by James Kerslake</text:h>
      <text:section text:style-name="Sect1" text:name="Section1">
        <text:p text:style-name="Standard">2 - 3</text:p>
        <text:p text:style-name="Standard">5 - 6</text:p>
        <text:p text:style-name="Standard">1 - 3</text:p>
        <text:p text:style-name="Standard">4 - 6</text:p>
        <text:p text:style-name="Standard">2 - 6</text:p>
        <text:p text:style-name="Standard">5 - 7</text:p>
        <text:p text:style-name="Standard">1 - 6</text:p>
        <text:p text:style-name="Standard">4 - 7</text:p>
        <text:p text:style-name="Standard">3 - 6</text:p>
        <text:p text:style-name="Standard">2 - 7</text:p>
        <text:p text:style-name="Standard">1 - 7</text:p>
        <text:p text:style-name="Standard">4 - 5</text:p>
        <text:p text:style-name="Standard">3 - 7</text:p>
        <text:p text:style-name="Standard">2 - 5</text:p>
        <text:p text:style-name="Standard">6 - 7</text:p>
        <text:p text:style-name="Standard">1 - 5</text:p>
        <text:p text:style-name="Standard">3 - 5</text:p>
        <text:p text:style-name="Standard">2 - 4</text:p>
        <text:p text:style-name="Standard">6 - 5</text:p>
        <text:p text:style-name="Standard">1 - 4</text:p>
        <text:p text:style-name="Standard">7 - 5</text:p>
        <text:p text:style-name="Standard">3 - 4</text:p>
        <text:p text:style-name="Standard">6 - 4</text:p>
        <text:p text:style-name="Standard">1 - 2</text:p>
        <text:p text:style-name="Standard">7 - 4</text:p>
        <text:p text:style-name="Standard">3 - 2</text:p>
        <text:p text:style-name="Standard">5 - 4</text:p>
        <text:p text:style-name="Standard">6 - 2</text:p>
        <text:p text:style-name="Standard">7 - 2</text:p>
        <text:p text:style-name="Standard">3 - 1</text:p>
        <text:p text:style-name="Standard">5 - 2</text:p>
        <text:p text:style-name="Standard">6 - 1</text:p>
        <text:p text:style-name="Standard">4 - 2</text:p>
        <text:p text:style-name="Standard">7 - 1</text:p>
        <text:p text:style-name="Standard">5 - 1</text:p>
        <text:p text:style-name="Standard">6 - 3</text:p>
        <text:p text:style-name="Standard">4 - 1</text:p>
        <text:p text:style-name="Standard">7 - 3</text:p>
        <text:p text:style-name="Standard">2 - 1</text:p>
        <text:p text:style-name="Standard">5 - 3</text:p>
        <text:p text:style-name="Standard">4 - 3</text:p>
        <text:p text:style-name="Standard">7 - 6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MS Gothic" svg:font-family="'MS Gothic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 Italic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GB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style:font-name="Verdana" fo:font-size="18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Gothic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Arial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Arial1"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011</meta:generator>
    <meta:creation-date>2010-01-12T15:12:19</meta:creation-date>
    <dc:creator>James Kerslake</dc:creator>
    <dc:date>2010-01-13T10:44:26</dc:date>
    <dc:language>en-GB</dc:language>
    <meta:editing-cycles>2</meta:editing-cycles>
    <meta:editing-duration>PT2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4" meta:word-count="95" meta:character-count="272"/>
  </office:meta>
</office:document-meta>
</file>